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automatic-styles>
    <style:style style:name="P1" style:family="paragraph" style:parent-style-name="Text_20_body">
      <style:text-properties officeooo:paragraph-rsid="0077a271"/>
    </style:style>
    <style:style style:name="P2" style:family="paragraph" style:parent-style-name="Title">
      <style:text-properties officeooo:paragraph-rsid="0077a271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《 <text:ruby text:style-name="Ru1"><text:ruby-base>前</text:ruby-base><text:ruby-text>chiân</text:ruby-text></text:ruby> <text:ruby text:style-name="Ru1"><text:ruby-base>󠇡赤</text:ruby-base><text:ruby-text>chhek</text:ruby-text></text:ruby> <text:ruby text:style-name="Ru1"><text:ruby-base>󠇡壁</text:ruby-base><text:ruby-text>pek</text:ruby-text></text:ruby> <text:ruby text:style-name="Ru1"><text:ruby-base>󠇡賦</text:ruby-base><text:ruby-text>hù</text:ruby-text></text:ruby> 》 </text:p>
      <text:p text:style-name="P1"><text:ruby text:style-name="Ru1"><text:ruby-base>壬</text:ruby-base><text:ruby-text>jîm</text:ruby-text></text:ruby> <text:ruby text:style-name="Ru1"><text:ruby-base>戌</text:ruby-base><text:ruby-text>sut</text:ruby-text></text:ruby> <text:ruby text:style-name="Ru1"><text:ruby-base>之</text:ruby-base><text:ruby-text>chi</text:ruby-text></text:ruby> <text:ruby text:style-name="Ru1"><text:ruby-base>秋</text:ruby-base><text:ruby-text>chhiu</text:ruby-text></text:ruby> ， <text:ruby text:style-name="Ru1"><text:ruby-base>七</text:ruby-base><text:ruby-text>chhi</text:ruby-text></text:ruby> <text:ruby text:style-name="Ru1"><text:ruby-base>󠇡月</text:ruby-base><text:ruby-text>goa̍t</text:ruby-text></text:ruby> <text:ruby text:style-name="Ru1"><text:ruby-base>󠇢既</text:ruby-base><text:ruby-text>kì</text:ruby-text></text:ruby> <text:ruby text:style-name="Ru1"><text:ruby-base>望</text:ruby-base><text:ruby-text>bōng</text:ruby-text></text:ruby> 󠇡， <text:ruby text:style-name="Ru1"><text:ruby-base>蘇</text:ruby-base><text:ruby-text>so͘</text:ruby-text></text:ruby> <text:ruby text:style-name="Ru1"><text:ruby-base>子</text:ruby-base><text:ruby-text>chú</text:ruby-text></text:ruby> <text:ruby text:style-name="Ru1"><text:ruby-base>󠇡與</text:ruby-base><text:ruby-text>ú</text:ruby-text></text:ruby> <text:ruby text:style-name="Ru1"><text:ruby-base>客</text:ruby-base><text:ruby-text>khek</text:ruby-text></text:ruby> <text:ruby text:style-name="Ru1"><text:ruby-base>󠇡泛</text:ruby-base><text:ruby-text>hoàn</text:ruby-text></text:ruby> <text:ruby text:style-name="Ru1"><text:ruby-base>舟</text:ruby-base><text:ruby-text>chiu</text:ruby-text></text:ruby> <text:ruby text:style-name="Ru1"><text:ruby-base>遊</text:ruby-base><text:ruby-text>iû</text:ruby-text></text:ruby> <text:ruby text:style-name="Ru1"><text:ruby-base>於</text:ruby-base><text:ruby-text>î</text:ruby-text></text:ruby> <text:ruby text:style-name="Ru1"><text:ruby-base>赤</text:ruby-base><text:ruby-text>chhek</text:ruby-text></text:ruby> <text:ruby text:style-name="Ru1"><text:ruby-base>󠇡壁</text:ruby-base><text:ruby-text>pek</text:ruby-text></text:ruby> <text:ruby text:style-name="Ru1"><text:ruby-base>󠇡之</text:ruby-base><text:ruby-text>chi</text:ruby-text></text:ruby> <text:ruby text:style-name="Ru1"><text:ruby-base>下</text:ruby-base><text:ruby-text>hā</text:ruby-text></text:ruby> 󠇡。 <text:ruby text:style-name="Ru1"><text:ruby-base>清</text:ruby-base><text:ruby-text>chheng</text:ruby-text></text:ruby> <text:ruby text:style-name="Ru1"><text:ruby-base>風</text:ruby-base><text:ruby-text>hong</text:ruby-text></text:ruby> <text:ruby text:style-name="Ru1"><text:ruby-base>徐</text:ruby-base><text:ruby-text>chhî</text:ruby-text></text:ruby> <text:ruby text:style-name="Ru1"><text:ruby-base>來</text:ruby-base><text:ruby-text>lâi</text:ruby-text></text:ruby> ， <text:ruby text:style-name="Ru1"><text:ruby-base>水</text:ruby-base><text:ruby-text>súi</text:ruby-text></text:ruby> <text:ruby text:style-name="Ru1"><text:ruby-base>󠇡波</text:ruby-base><text:ruby-text>pho</text:ruby-text></text:ruby> <text:ruby text:style-name="Ru1"><text:ruby-base>不</text:ruby-base><text:ruby-text>put</text:ruby-text></text:ruby> <text:ruby text:style-name="Ru1"><text:ruby-base>興</text:ruby-base><text:ruby-text>heng</text:ruby-text></text:ruby> 。 <text:ruby text:style-name="Ru1"><text:ruby-base>舉</text:ruby-base><text:ruby-text>kí</text:ruby-text></text:ruby> <text:ruby text:style-name="Ru1"><text:ruby-base>酒</text:ruby-base><text:ruby-text>chiú</text:ruby-text></text:ruby> <text:ruby text:style-name="Ru1"><text:ruby-base>屬</text:ruby-base><text:ruby-text>sio̍k</text:ruby-text></text:ruby> <text:ruby text:style-name="Ru1"><text:ruby-base>客</text:ruby-base><text:ruby-text>khek</text:ruby-text></text:ruby> 󠇡， <text:ruby text:style-name="Ru1"><text:ruby-base>誦</text:ruby-base><text:ruby-text>siōng</text:ruby-text></text:ruby> <text:ruby text:style-name="Ru1"><text:ruby-base>明</text:ruby-base><text:ruby-text>bêng</text:ruby-text></text:ruby> <text:ruby text:style-name="Ru1"><text:ruby-base>月</text:ruby-base><text:ruby-text>goa̍t</text:ruby-text></text:ruby> <text:ruby text:style-name="Ru1"><text:ruby-base>󠇢之</text:ruby-base><text:ruby-text>chi</text:ruby-text></text:ruby> <text:ruby text:style-name="Ru1"><text:ruby-base>詩</text:ruby-base><text:ruby-text>si</text:ruby-text></text:ruby> ， <text:ruby text:style-name="Ru1"><text:ruby-base>歌</text:ruby-base><text:ruby-text>ko</text:ruby-text></text:ruby> <text:ruby text:style-name="Ru1"><text:ruby-base>󠇡窈</text:ruby-base><text:ruby-text>iáu</text:ruby-text></text:ruby> <text:ruby text:style-name="Ru1"><text:ruby-base>窕</text:ruby-base><text:ruby-text>thiáu</text:ruby-text></text:ruby> <text:ruby text:style-name="Ru1"><text:ruby-base>之</text:ruby-base><text:ruby-text>chi</text:ruby-text></text:ruby> <text:ruby text:style-name="Ru1"><text:ruby-base>章</text:ruby-base><text:ruby-text>chiong</text:ruby-text></text:ruby> 。 <text:ruby text:style-name="Ru1"><text:ruby-base>少</text:ruby-base><text:ruby-text>siáu</text:ruby-text></text:ruby> <text:ruby text:style-name="Ru1"><text:ruby-base>󠇢焉</text:ruby-base><text:ruby-text>ian</text:ruby-text></text:ruby> ， <text:ruby text:style-name="Ru1"><text:ruby-base>月</text:ruby-base><text:ruby-text>goa̍t</text:ruby-text></text:ruby> <text:ruby text:style-name="Ru1"><text:ruby-base>󠇢出</text:ruby-base><text:ruby-text>chhut</text:ruby-text></text:ruby> <text:ruby text:style-name="Ru1"><text:ruby-base>於</text:ruby-base><text:ruby-text>î</text:ruby-text></text:ruby> <text:ruby text:style-name="Ru1"><text:ruby-base>東</text:ruby-base><text:ruby-text>tong</text:ruby-text></text:ruby> <text:ruby text:style-name="Ru1"><text:ruby-base>󠇡山</text:ruby-base><text:ruby-text>san</text:ruby-text></text:ruby> <text:ruby text:style-name="Ru1"><text:ruby-base>󠇡之</text:ruby-base><text:ruby-text>chi</text:ruby-text></text:ruby> <text:ruby text:style-name="Ru1"><text:ruby-base>上</text:ruby-base><text:ruby-text>siōng</text:ruby-text></text:ruby> ， <text:ruby text:style-name="Ru1"><text:ruby-base>徘</text:ruby-base><text:ruby-text>pâi</text:ruby-text></text:ruby> <text:soft-page-break/><text:ruby text:style-name="Ru1"><text:ruby-base>徊</text:ruby-base><text:ruby-text>hôe</text:ruby-text></text:ruby> <text:ruby text:style-name="Ru1"><text:ruby-base>於</text:ruby-base><text:ruby-text>î</text:ruby-text></text:ruby> <text:ruby text:style-name="Ru1"><text:ruby-base>斗</text:ruby-base><text:ruby-text>tó͘</text:ruby-text></text:ruby> <text:ruby text:style-name="Ru1"><text:ruby-base>󠇡牛</text:ruby-base><text:ruby-text>giû</text:ruby-text></text:ruby> <text:ruby text:style-name="Ru1"><text:ruby-base>󠇡之</text:ruby-base><text:ruby-text>chi</text:ruby-text></text:ruby> <text:ruby text:style-name="Ru1"><text:ruby-base>間</text:ruby-base><text:ruby-text>kan</text:ruby-text></text:ruby> 󠇡。 <text:ruby text:style-name="Ru1"><text:ruby-base>白</text:ruby-base><text:ruby-text>pe̍k</text:ruby-text></text:ruby> <text:ruby text:style-name="Ru1"><text:ruby-base>󠇡露</text:ruby-base><text:ruby-text>lō͘</text:ruby-text></text:ruby> <text:ruby text:style-name="Ru1"><text:ruby-base>橫</text:ruby-base><text:ruby-text>hêng</text:ruby-text></text:ruby> <text:ruby text:style-name="Ru1"><text:ruby-base>󠇢江</text:ruby-base><text:ruby-text>kang</text:ruby-text></text:ruby> ， <text:ruby text:style-name="Ru1"><text:ruby-base>水</text:ruby-base><text:ruby-text>súi</text:ruby-text></text:ruby> <text:ruby text:style-name="Ru1"><text:ruby-base>󠇡光</text:ruby-base><text:ruby-text>kong</text:ruby-text></text:ruby> <text:ruby text:style-name="Ru1"><text:ruby-base>接</text:ruby-base><text:ruby-text>chiap</text:ruby-text></text:ruby> <text:ruby text:style-name="Ru1"><text:ruby-base>天</text:ruby-base><text:ruby-text>thian</text:ruby-text></text:ruby> 󠇡。 <text:ruby text:style-name="Ru1"><text:ruby-base>縱</text:ruby-base><text:ruby-text>chhióng</text:ruby-text></text:ruby> <text:ruby text:style-name="Ru1"><text:ruby-base>一</text:ruby-base><text:ruby-text>it</text:ruby-text></text:ruby> <text:ruby text:style-name="Ru1"><text:ruby-base>󠇡葦</text:ruby-base><text:ruby-text>úi</text:ruby-text></text:ruby> <text:ruby text:style-name="Ru1"><text:ruby-base>之</text:ruby-base><text:ruby-text>chi</text:ruby-text></text:ruby> <text:ruby text:style-name="Ru1"><text:ruby-base>所</text:ruby-base><text:ruby-text>só͘</text:ruby-text></text:ruby> <text:ruby text:style-name="Ru1"><text:ruby-base>如</text:ruby-base><text:ruby-text>jû</text:ruby-text></text:ruby> ， <text:ruby text:style-name="Ru1"><text:ruby-base>凌</text:ruby-base><text:ruby-text>lêng</text:ruby-text></text:ruby> <text:ruby text:style-name="Ru1"><text:ruby-base>萬</text:ruby-base><text:ruby-text>bān</text:ruby-text></text:ruby> <text:ruby text:style-name="Ru1"><text:ruby-base>頃</text:ruby-base><text:ruby-text>khéng</text:ruby-text></text:ruby> <text:ruby text:style-name="Ru1"><text:ruby-base>之</text:ruby-base><text:ruby-text>chi</text:ruby-text></text:ruby> <text:ruby text:style-name="Ru1"><text:ruby-base>茫</text:ruby-base><text:ruby-text>bông</text:ruby-text></text:ruby> <text:ruby text:style-name="Ru1"><text:ruby-base>然</text:ruby-base><text:ruby-text>jiân</text:ruby-text></text:ruby> 。 <text:ruby text:style-name="Ru1"><text:ruby-base>浩</text:ruby-base><text:ruby-text>hō</text:ruby-text></text:ruby> <text:ruby text:style-name="Ru1"><text:ruby-base>浩</text:ruby-base><text:ruby-text>hō</text:ruby-text></text:ruby> <text:ruby text:style-name="Ru1"><text:ruby-base>乎</text:ruby-base><text:ruby-text>hō͘</text:ruby-text></text:ruby> <text:ruby text:style-name="Ru1"><text:ruby-base>如</text:ruby-base><text:ruby-text>jû</text:ruby-text></text:ruby> <text:ruby text:style-name="Ru1"><text:ruby-base>馮</text:ruby-base><text:ruby-text>pêng</text:ruby-text></text:ruby> <text:ruby text:style-name="Ru1"><text:ruby-base>虛</text:ruby-base><text:ruby-text>hu</text:ruby-text></text:ruby> <text:ruby text:style-name="Ru1"><text:ruby-base>󠇡御</text:ruby-base><text:ruby-text>gū</text:ruby-text></text:ruby> <text:ruby text:style-name="Ru1"><text:ruby-base>風</text:ruby-base><text:ruby-text>hong</text:ruby-text></text:ruby> ， <text:ruby text:style-name="Ru1"><text:ruby-base>而</text:ruby-base><text:ruby-text>jî</text:ruby-text></text:ruby> <text:ruby text:style-name="Ru1"><text:ruby-base>不</text:ruby-base><text:ruby-text>put</text:ruby-text></text:ruby> <text:ruby text:style-name="Ru1"><text:ruby-base>知</text:ruby-base><text:ruby-text>ti</text:ruby-text></text:ruby> <text:ruby text:style-name="Ru1"><text:ruby-base>󠇡其</text:ruby-base><text:ruby-text>kî</text:ruby-text></text:ruby> <text:ruby text:style-name="Ru1"><text:ruby-base>所</text:ruby-base><text:ruby-text>só͘</text:ruby-text></text:ruby> <text:ruby text:style-name="Ru1"><text:ruby-base>止</text:ruby-base><text:ruby-text>chí</text:ruby-text></text:ruby> ； <text:ruby text:style-name="Ru1"><text:ruby-base>飄</text:ruby-base><text:ruby-text>phiau</text:ruby-text></text:ruby> <text:ruby text:style-name="Ru1"><text:ruby-base>飄</text:ruby-base><text:ruby-text>phiau</text:ruby-text></text:ruby> <text:ruby text:style-name="Ru1"><text:ruby-base>乎</text:ruby-base><text:ruby-text>hō͘</text:ruby-text></text:ruby> <text:ruby text:style-name="Ru1"><text:ruby-base>如</text:ruby-base><text:ruby-text>jû</text:ruby-text></text:ruby> <text:ruby text:style-name="Ru1"><text:ruby-base>遺</text:ruby-base><text:ruby-text>ûi</text:ruby-text></text:ruby> <text:ruby text:style-name="Ru1"><text:ruby-base>世</text:ruby-base><text:ruby-text>sè</text:ruby-text></text:ruby> <text:ruby text:style-name="Ru1"><text:ruby-base>獨</text:ruby-base><text:ruby-text>to̍k</text:ruby-text></text:ruby> <text:ruby text:style-name="Ru1"><text:ruby-base>立</text:ruby-base><text:ruby-text>li̍p</text:ruby-text></text:ruby> , <text:ruby text:style-name="Ru1"><text:ruby-base>羽</text:ruby-base><text:ruby-text>ú</text:ruby-text></text:ruby> <text:ruby text:style-name="Ru1"><text:ruby-base>化</text:ruby-base><text:ruby-text>hòa</text:ruby-text></text:ruby> <text:ruby text:style-name="Ru1"><text:ruby-base>而</text:ruby-base><text:ruby-text>jî</text:ruby-text></text:ruby> <text:ruby text:style-name="Ru1"><text:ruby-base>登</text:ruby-base><text:ruby-text>teng</text:ruby-text></text:ruby> <text:ruby text:style-name="Ru1"><text:ruby-base>仙</text:ruby-base><text:ruby-text>sian</text:ruby-text></text:ruby> 。 </text:p>
      <text:p text:style-name="P1"><text:ruby text:style-name="Ru1"><text:ruby-base>於</text:ruby-base><text:ruby-text>î</text:ruby-text></text:ruby> <text:ruby text:style-name="Ru1"><text:ruby-base>是</text:ruby-base><text:ruby-text>sī</text:ruby-text></text:ruby> <text:ruby text:style-name="Ru1"><text:ruby-base>飲</text:ruby-base><text:ruby-text>ím</text:ruby-text></text:ruby> <text:ruby text:style-name="Ru1"><text:ruby-base>酒</text:ruby-base><text:ruby-text>chiú</text:ruby-text></text:ruby> <text:ruby text:style-name="Ru1"><text:ruby-base>樂</text:ruby-base><text:ruby-text>lo̍k</text:ruby-text></text:ruby> <text:ruby text:style-name="Ru1"><text:ruby-base>甚</text:ruby-base><text:ruby-text>sīm</text:ruby-text></text:ruby> ， <text:ruby text:style-name="Ru1"><text:ruby-base>扣</text:ruby-base><text:ruby-text>khàu</text:ruby-text></text:ruby> <text:ruby text:style-name="Ru1"><text:ruby-base>舷</text:ruby-base><text:ruby-text>hiân</text:ruby-text></text:ruby> <text:ruby text:style-name="Ru1"><text:ruby-base>而</text:ruby-base><text:ruby-text>jî</text:ruby-text></text:ruby> <text:ruby text:style-name="Ru1"><text:ruby-base>歌</text:ruby-base><text:ruby-text>ko</text:ruby-text></text:ruby> <text:ruby text:style-name="Ru1"><text:ruby-base>󠇡之</text:ruby-base><text:ruby-text>chi</text:ruby-text></text:ruby> 。 <text:soft-page-break/><text:ruby text:style-name="Ru1"><text:ruby-base>歌</text:ruby-base><text:ruby-text>ko</text:ruby-text></text:ruby> <text:ruby text:style-name="Ru1"><text:ruby-base>󠇡曰</text:ruby-base><text:ruby-text>oa̍t</text:ruby-text></text:ruby> ： 「 <text:ruby text:style-name="Ru1"><text:ruby-base>桂</text:ruby-base><text:ruby-text>kùi</text:ruby-text></text:ruby> <text:ruby text:style-name="Ru1"><text:ruby-base>棹</text:ruby-base><text:ruby-text>chāu</text:ruby-text></text:ruby> <text:ruby text:style-name="Ru1"><text:ruby-base>兮</text:ruby-base><text:ruby-text>hē</text:ruby-text></text:ruby> <text:ruby text:style-name="Ru1"><text:ruby-base>蘭</text:ruby-base><text:ruby-text>lân</text:ruby-text></text:ruby> <text:ruby text:style-name="Ru1"><text:ruby-base>槳</text:ruby-base><text:ruby-text>chiúⁿ</text:ruby-text></text:ruby> ， <text:ruby text:style-name="Ru1"><text:ruby-base>擊</text:ruby-base><text:ruby-text>kek</text:ruby-text></text:ruby> <text:ruby text:style-name="Ru1"><text:ruby-base>空</text:ruby-base><text:ruby-text>khong</text:ruby-text></text:ruby> <text:ruby text:style-name="Ru1"><text:ruby-base>󠇡明</text:ruby-base><text:ruby-text>bêng</text:ruby-text></text:ruby> <text:ruby text:style-name="Ru1"><text:ruby-base>兮</text:ruby-base><text:ruby-text>hē</text:ruby-text></text:ruby> <text:ruby text:style-name="Ru1"><text:ruby-base>溯</text:ruby-base><text:ruby-text>sò͘</text:ruby-text></text:ruby> <text:ruby text:style-name="Ru1"><text:ruby-base>流</text:ruby-base><text:ruby-text>liû</text:ruby-text></text:ruby> <text:ruby text:style-name="Ru1"><text:ruby-base>󠇡光</text:ruby-base><text:ruby-text>kong</text:ruby-text></text:ruby> 。 <text:ruby text:style-name="Ru1"><text:ruby-base>渺</text:ruby-base><text:ruby-text>biáu</text:ruby-text></text:ruby> <text:ruby text:style-name="Ru1"><text:ruby-base>渺</text:ruby-base><text:ruby-text>biáu</text:ruby-text></text:ruby> <text:ruby text:style-name="Ru1"><text:ruby-base>兮</text:ruby-base><text:ruby-text>hē</text:ruby-text></text:ruby> <text:ruby text:style-name="Ru1"><text:ruby-base>予</text:ruby-base><text:ruby-text>ú</text:ruby-text></text:ruby> <text:ruby text:style-name="Ru1"><text:ruby-base>懷</text:ruby-base><text:ruby-text>hoâi</text:ruby-text></text:ruby> ， <text:ruby text:style-name="Ru1"><text:ruby-base>望</text:ruby-base><text:ruby-text>bōng</text:ruby-text></text:ruby> <text:ruby text:style-name="Ru1"><text:ruby-base>󠇡美</text:ruby-base><text:ruby-text>bí</text:ruby-text></text:ruby> <text:ruby text:style-name="Ru1"><text:ruby-base>人</text:ruby-base><text:ruby-text>jîn</text:ruby-text></text:ruby> <text:ruby text:style-name="Ru1"><text:ruby-base>󠇡兮</text:ruby-base><text:ruby-text>hē</text:ruby-text></text:ruby> <text:ruby text:style-name="Ru1"><text:ruby-base>天</text:ruby-base><text:ruby-text>thian</text:ruby-text></text:ruby> <text:ruby text:style-name="Ru1"><text:ruby-base>󠇡一</text:ruby-base><text:ruby-text>it</text:ruby-text></text:ruby> <text:ruby text:style-name="Ru1"><text:ruby-base>󠇡方</text:ruby-base><text:ruby-text>hong</text:ruby-text></text:ruby> 。 」 <text:ruby text:style-name="Ru1"><text:ruby-base>客</text:ruby-base><text:ruby-text>khek</text:ruby-text></text:ruby> <text:ruby text:style-name="Ru1"><text:ruby-base>󠇡有</text:ruby-base><text:ruby-text>iú</text:ruby-text></text:ruby> <text:ruby text:style-name="Ru1"><text:ruby-base>󠇡吹</text:ruby-base><text:ruby-text>chhui</text:ruby-text></text:ruby> <text:ruby text:style-name="Ru1"><text:ruby-base>󠇢洞</text:ruby-base><text:ruby-text>tōng</text:ruby-text></text:ruby> <text:ruby text:style-name="Ru1"><text:ruby-base>簫</text:ruby-base><text:ruby-text>siau</text:ruby-text></text:ruby> <text:ruby text:style-name="Ru1"><text:ruby-base>者</text:ruby-base><text:ruby-text>chiá</text:ruby-text></text:ruby> ， <text:ruby text:style-name="Ru1"><text:ruby-base>倚</text:ruby-base><text:ruby-text>í</text:ruby-text></text:ruby> <text:ruby text:style-name="Ru1"><text:ruby-base>󠇡歌</text:ruby-base><text:ruby-text>ko</text:ruby-text></text:ruby> <text:ruby text:style-name="Ru1"><text:ruby-base>󠇡而</text:ruby-base><text:ruby-text>jî</text:ruby-text></text:ruby> <text:ruby text:style-name="Ru1"><text:ruby-base>和</text:ruby-base><text:ruby-text>hô</text:ruby-text></text:ruby> <text:ruby text:style-name="Ru1"><text:ruby-base>之</text:ruby-base><text:ruby-text>chi</text:ruby-text></text:ruby> 。 <text:ruby text:style-name="Ru1"><text:ruby-base>其</text:ruby-base><text:ruby-text>kî</text:ruby-text></text:ruby> <text:ruby text:style-name="Ru1"><text:ruby-base>聲</text:ruby-base><text:ruby-text>seng</text:ruby-text></text:ruby> <text:ruby text:style-name="Ru1"><text:ruby-base>󠇡嗚</text:ruby-base><text:ruby-text>o͘</text:ruby-text></text:ruby> <text:ruby text:style-name="Ru1"><text:ruby-base>嗚</text:ruby-base><text:ruby-text>o͘</text:ruby-text></text:ruby> <text:ruby text:style-name="Ru1"><text:ruby-base>然</text:ruby-base><text:ruby-text>jiân</text:ruby-text></text:ruby> ， <text:ruby text:style-name="Ru1"><text:ruby-base>如</text:ruby-base><text:ruby-text>jû</text:ruby-text></text:ruby> <text:ruby text:style-name="Ru1"><text:ruby-base>怨</text:ruby-base><text:ruby-text>oàn</text:ruby-text></text:ruby> <text:ruby text:style-name="Ru1"><text:ruby-base>如</text:ruby-base><text:ruby-text>jû</text:ruby-text></text:ruby> <text:ruby text:style-name="Ru1"><text:ruby-base>慕</text:ruby-base><text:ruby-text>bō͘</text:ruby-text></text:ruby> ， <text:ruby text:style-name="Ru1"><text:ruby-base>如</text:ruby-base><text:ruby-text>jû</text:ruby-text></text:ruby> <text:ruby text:style-name="Ru1"><text:ruby-base>泣</text:ruby-base><text:ruby-text>khip</text:ruby-text></text:ruby> <text:ruby text:style-name="Ru1"><text:ruby-base>如</text:ruby-base><text:ruby-text>jû</text:ruby-text></text:ruby> <text:ruby text:style-name="Ru1"><text:ruby-base>訴</text:ruby-base><text:ruby-text>sò͘</text:ruby-text></text:ruby> ； <text:ruby text:style-name="Ru1"><text:ruby-base>餘</text:ruby-base><text:ruby-text>û</text:ruby-text></text:ruby> <text:ruby text:style-name="Ru1"><text:ruby-base>音</text:ruby-base><text:ruby-text>im</text:ruby-text></text:ruby> <text:ruby text:style-name="Ru1"><text:ruby-base>嫋</text:ruby-base><text:ruby-text>liáu</text:ruby-text></text:ruby> <text:ruby text:style-name="Ru1"><text:ruby-base>嫋</text:ruby-base><text:ruby-text>liáu</text:ruby-text></text:ruby> ， <text:ruby text:style-name="Ru1"><text:ruby-base>不</text:ruby-base><text:ruby-text>put</text:ruby-text></text:ruby> <text:ruby text:style-name="Ru1"><text:ruby-base>絕</text:ruby-base><text:ruby-text>choa̍t</text:ruby-text></text:ruby> <text:ruby text:style-name="Ru1"><text:ruby-base>如</text:ruby-base><text:ruby-text>jû</text:ruby-text></text:ruby> <text:ruby text:style-name="Ru1"><text:ruby-base>縷</text:ruby-base><text:ruby-text>lí</text:ruby-text></text:ruby> 。 <text:ruby text:style-name="Ru1"><text:ruby-base>舞</text:ruby-base><text:ruby-text>bú</text:ruby-text></text:ruby> <text:ruby text:style-name="Ru1"><text:ruby-base>幽</text:ruby-base><text:ruby-text>iu</text:ruby-text></text:ruby> <text:ruby text:style-name="Ru1"><text:ruby-base>壑</text:ruby-base><text:ruby-text>hok</text:ruby-text></text:ruby> <text:soft-page-break/><text:ruby text:style-name="Ru1"><text:ruby-base>之</text:ruby-base><text:ruby-text>chi</text:ruby-text></text:ruby> <text:ruby text:style-name="Ru1"><text:ruby-base>潛</text:ruby-base><text:ruby-text>chiâm</text:ruby-text></text:ruby> <text:ruby text:style-name="Ru1"><text:ruby-base>蛟</text:ruby-base><text:ruby-text>kau</text:ruby-text></text:ruby> ， <text:ruby text:style-name="Ru1"><text:ruby-base>泣</text:ruby-base><text:ruby-text>khip</text:ruby-text></text:ruby> <text:ruby text:style-name="Ru1"><text:ruby-base>孤</text:ruby-base><text:ruby-text>ko͘</text:ruby-text></text:ruby> <text:ruby text:style-name="Ru1"><text:ruby-base>舟</text:ruby-base><text:ruby-text>chiu</text:ruby-text></text:ruby> <text:ruby text:style-name="Ru1"><text:ruby-base>之</text:ruby-base><text:ruby-text>chi</text:ruby-text></text:ruby> <text:ruby text:style-name="Ru1"><text:ruby-base>嫠</text:ruby-base><text:ruby-text>lî</text:ruby-text></text:ruby> <text:ruby text:style-name="Ru1"><text:ruby-base>婦</text:ruby-base><text:ruby-text>hū</text:ruby-text></text:ruby> 。 </text:p>
      <text:p text:style-name="P1"><text:ruby text:style-name="Ru1"><text:ruby-base>蘇</text:ruby-base><text:ruby-text>so͘</text:ruby-text></text:ruby> <text:ruby text:style-name="Ru1"><text:ruby-base>子</text:ruby-base><text:ruby-text>chú</text:ruby-text></text:ruby> 󠇡<text:ruby text:style-name="Ru1"><text:ruby-base>愀</text:ruby-base><text:ruby-text>chhiáu</text:ruby-text></text:ruby> <text:ruby text:style-name="Ru1"><text:ruby-base>然</text:ruby-base><text:ruby-text>jiân</text:ruby-text></text:ruby> ， <text:ruby text:style-name="Ru1"><text:ruby-base>正</text:ruby-base><text:ruby-text>chèng</text:ruby-text></text:ruby> <text:ruby text:style-name="Ru1"><text:ruby-base>󠇡襟</text:ruby-base><text:ruby-text>khim</text:ruby-text></text:ruby> <text:ruby text:style-name="Ru1"><text:ruby-base>危</text:ruby-base><text:ruby-text>gûi</text:ruby-text></text:ruby> <text:ruby text:style-name="Ru1"><text:ruby-base>坐</text:ruby-base><text:ruby-text>chō</text:ruby-text></text:ruby> 󠇢， <text:ruby text:style-name="Ru1"><text:ruby-base>而</text:ruby-base><text:ruby-text>jî</text:ruby-text></text:ruby> <text:ruby text:style-name="Ru1"><text:ruby-base>問</text:ruby-base><text:ruby-text>būn</text:ruby-text></text:ruby> <text:ruby text:style-name="Ru1"><text:ruby-base>󠇡客</text:ruby-base><text:ruby-text>khek</text:ruby-text></text:ruby> <text:ruby text:style-name="Ru1"><text:ruby-base>󠇡曰</text:ruby-base><text:ruby-text>oa̍t</text:ruby-text></text:ruby> ： 「 <text:ruby text:style-name="Ru1"><text:ruby-base>何</text:ruby-base><text:ruby-text>hô</text:ruby-text></text:ruby> <text:ruby text:style-name="Ru1"><text:ruby-base>爲</text:ruby-base><text:ruby-text>ūi</text:ruby-text></text:ruby> <text:ruby text:style-name="Ru1"><text:ruby-base>其</text:ruby-base><text:ruby-text>kî</text:ruby-text></text:ruby> <text:ruby text:style-name="Ru1"><text:ruby-base>然</text:ruby-base><text:ruby-text>jiân</text:ruby-text></text:ruby> <text:ruby text:style-name="Ru1"><text:ruby-base>也</text:ruby-base><text:ruby-text>iā</text:ruby-text></text:ruby> ？ 」 <text:line-break/><text:ruby text:style-name="Ru1"><text:ruby-base>客</text:ruby-base><text:ruby-text>khek</text:ruby-text></text:ruby> <text:ruby text:style-name="Ru1"><text:ruby-base>󠇡曰</text:ruby-base><text:ruby-text>oa̍t</text:ruby-text></text:ruby> ： 「 『 <text:ruby text:style-name="Ru1"><text:ruby-base>月</text:ruby-base><text:ruby-text>goa̍t</text:ruby-text></text:ruby> <text:ruby text:style-name="Ru1"><text:ruby-base>󠇢明</text:ruby-base><text:ruby-text>bêng</text:ruby-text></text:ruby> <text:ruby text:style-name="Ru1"><text:ruby-base>星</text:ruby-base><text:ruby-text>seng</text:ruby-text></text:ruby> <text:ruby text:style-name="Ru1"><text:ruby-base>󠇣稀</text:ruby-base><text:ruby-text>hi</text:ruby-text></text:ruby> ， <text:ruby text:style-name="Ru1"><text:ruby-base>烏</text:ruby-base><text:ruby-text>o͘</text:ruby-text></text:ruby> <text:ruby text:style-name="Ru1"><text:ruby-base>鵲</text:ruby-base><text:ruby-text>chhek</text:ruby-text></text:ruby> <text:ruby text:style-name="Ru1"><text:ruby-base>南</text:ruby-base><text:ruby-text>lâm</text:ruby-text></text:ruby> <text:ruby text:style-name="Ru1"><text:ruby-base>飛</text:ruby-base><text:ruby-text>hui</text:ruby-text></text:ruby> 󠇡。 』 <text:ruby text:style-name="Ru1"><text:ruby-base>此</text:ruby-base><text:ruby-text>chhú</text:ruby-text></text:ruby> <text:ruby text:style-name="Ru1"><text:ruby-base>非</text:ruby-base><text:ruby-text>hui</text:ruby-text></text:ruby> <text:ruby text:style-name="Ru1"><text:ruby-base>曹</text:ruby-base><text:ruby-text>chô</text:ruby-text></text:ruby> <text:ruby text:style-name="Ru1"><text:ruby-base>孟</text:ruby-base><text:ruby-text>bēng</text:ruby-text></text:ruby> <text:ruby text:style-name="Ru1"><text:ruby-base>德</text:ruby-base><text:ruby-text>tek</text:ruby-text></text:ruby> <text:ruby text:style-name="Ru1"><text:ruby-base>之</text:ruby-base><text:ruby-text>chi</text:ruby-text></text:ruby> <text:ruby text:style-name="Ru1"><text:ruby-base>詩</text:ruby-base><text:ruby-text>si</text:ruby-text></text:ruby> <text:ruby text:style-name="Ru1"><text:ruby-base>乎</text:ruby-base><text:ruby-text>hō͘</text:ruby-text></text:ruby> ？ <text:ruby text:style-name="Ru1"><text:ruby-base>西</text:ruby-base><text:ruby-text>se</text:ruby-text></text:ruby> <text:ruby text:style-name="Ru1"><text:ruby-base>望</text:ruby-base><text:ruby-text>bōng</text:ruby-text></text:ruby> <text:ruby text:style-name="Ru1"><text:ruby-base>󠇡夏</text:ruby-base><text:ruby-text>hā</text:ruby-text></text:ruby> <text:ruby text:style-name="Ru1"><text:ruby-base>口</text:ruby-base><text:ruby-text>khió</text:ruby-text></text:ruby> 󠇢， <text:ruby text:style-name="Ru1"><text:ruby-base>東</text:ruby-base><text:ruby-text>tong</text:ruby-text></text:ruby> <text:ruby text:style-name="Ru1"><text:ruby-base>󠇡望</text:ruby-base><text:ruby-text>bōng</text:ruby-text></text:ruby> <text:ruby text:style-name="Ru1"><text:ruby-base>󠇡武</text:ruby-base><text:ruby-text>bú</text:ruby-text></text:ruby> <text:ruby text:style-name="Ru1"><text:ruby-base>昌</text:ruby-base><text:ruby-text>chhiong</text:ruby-text></text:ruby> ， <text:ruby text:style-name="Ru1"><text:ruby-base>山</text:ruby-base><text:ruby-text>san</text:ruby-text></text:ruby> <text:ruby text:style-name="Ru1"><text:ruby-base>󠇡川</text:ruby-base><text:ruby-text>chhoan</text:ruby-text></text:ruby> <text:soft-page-break/><text:ruby text:style-name="Ru1"><text:ruby-base>󠇡相</text:ruby-base><text:ruby-text>siong</text:ruby-text></text:ruby> <text:ruby text:style-name="Ru1"><text:ruby-base>󠇡繆</text:ruby-base><text:ruby-text>biū</text:ruby-text></text:ruby> ， <text:ruby text:style-name="Ru1"><text:ruby-base>鬱</text:ruby-base><text:ruby-text>ut</text:ruby-text></text:ruby> <text:ruby text:style-name="Ru1"><text:ruby-base>乎</text:ruby-base><text:ruby-text>hō͘</text:ruby-text></text:ruby> <text:ruby text:style-name="Ru1"><text:ruby-base>蒼</text:ruby-base><text:ruby-text>chhong</text:ruby-text></text:ruby> <text:ruby text:style-name="Ru1"><text:ruby-base>蒼</text:ruby-base><text:ruby-text>chhong</text:ruby-text></text:ruby> ， <text:ruby text:style-name="Ru1"><text:ruby-base>此</text:ruby-base><text:ruby-text>chhú</text:ruby-text></text:ruby> <text:ruby text:style-name="Ru1"><text:ruby-base>非</text:ruby-base><text:ruby-text>hui</text:ruby-text></text:ruby> <text:ruby text:style-name="Ru1"><text:ruby-base>孟</text:ruby-base><text:ruby-text>bēng</text:ruby-text></text:ruby> <text:ruby text:style-name="Ru1"><text:ruby-base>德</text:ruby-base><text:ruby-text>tek</text:ruby-text></text:ruby> <text:ruby text:style-name="Ru1"><text:ruby-base>之</text:ruby-base><text:ruby-text>chi</text:ruby-text></text:ruby> <text:ruby text:style-name="Ru1"><text:ruby-base>困</text:ruby-base><text:ruby-text>khùn</text:ruby-text></text:ruby> <text:ruby text:style-name="Ru1"><text:ruby-base>於</text:ruby-base><text:ruby-text>î</text:ruby-text></text:ruby> <text:ruby text:style-name="Ru1"><text:ruby-base>周</text:ruby-base><text:ruby-text>chiu</text:ruby-text></text:ruby> <text:ruby text:style-name="Ru1"><text:ruby-base>郎</text:ruby-base><text:ruby-text>lông</text:ruby-text></text:ruby> <text:ruby text:style-name="Ru1"><text:ruby-base>者</text:ruby-base><text:ruby-text>chiá</text:ruby-text></text:ruby> <text:ruby text:style-name="Ru1"><text:ruby-base>乎</text:ruby-base><text:ruby-text>hō͘</text:ruby-text></text:ruby> ？ <text:ruby text:style-name="Ru1"><text:ruby-base>方</text:ruby-base><text:ruby-text>hong</text:ruby-text></text:ruby> <text:ruby text:style-name="Ru1"><text:ruby-base>其</text:ruby-base><text:ruby-text>kî</text:ruby-text></text:ruby> <text:ruby text:style-name="Ru1"><text:ruby-base>破</text:ruby-base><text:ruby-text>phò</text:ruby-text></text:ruby> <text:ruby text:style-name="Ru1"><text:ruby-base>󠇡荊</text:ruby-base><text:ruby-text>keng</text:ruby-text></text:ruby> <text:ruby text:style-name="Ru1"><text:ruby-base>州</text:ruby-base><text:ruby-text>chiu</text:ruby-text></text:ruby> ， <text:ruby text:style-name="Ru1"><text:ruby-base>下</text:ruby-base><text:ruby-text>hā</text:ruby-text></text:ruby> <text:ruby text:style-name="Ru1"><text:ruby-base>󠇡江</text:ruby-base><text:ruby-text>kang</text:ruby-text></text:ruby> <text:ruby text:style-name="Ru1"><text:ruby-base>陵</text:ruby-base><text:ruby-text>lêng</text:ruby-text></text:ruby> 󠇡， <text:ruby text:style-name="Ru1"><text:ruby-base>順</text:ruby-base><text:ruby-text>sūn</text:ruby-text></text:ruby> <text:ruby text:style-name="Ru1"><text:ruby-base>流</text:ruby-base><text:ruby-text>liû</text:ruby-text></text:ruby> <text:ruby text:style-name="Ru1"><text:ruby-base>󠇡而</text:ruby-base><text:ruby-text>jî</text:ruby-text></text:ruby> <text:ruby text:style-name="Ru1"><text:ruby-base>東</text:ruby-base><text:ruby-text>tong</text:ruby-text></text:ruby> <text:ruby text:style-name="Ru1"><text:ruby-base>󠇡也</text:ruby-base><text:ruby-text>iā</text:ruby-text></text:ruby> ， <text:ruby text:style-name="Ru1"><text:ruby-base>舳</text:ruby-base><text:ruby-text>tio̍k</text:ruby-text></text:ruby> <text:ruby text:style-name="Ru1"><text:ruby-base>艫</text:ruby-base><text:ruby-text>lô͘</text:ruby-text></text:ruby> <text:ruby text:style-name="Ru1"><text:ruby-base>千</text:ruby-base><text:ruby-text>chhian</text:ruby-text></text:ruby> <text:ruby text:style-name="Ru1"><text:ruby-base>里</text:ruby-base><text:ruby-text>lí</text:ruby-text></text:ruby> ， <text:ruby text:style-name="Ru1"><text:ruby-base>旌</text:ruby-base><text:ruby-text>cheng</text:ruby-text></text:ruby> <text:ruby text:style-name="Ru1"><text:ruby-base>旗</text:ruby-base><text:ruby-text>kî</text:ruby-text></text:ruby> <text:ruby text:style-name="Ru1"><text:ruby-base>蔽</text:ruby-base><text:ruby-text>pè</text:ruby-text></text:ruby> <text:ruby text:style-name="Ru1"><text:ruby-base>空</text:ruby-base><text:ruby-text>khòng</text:ruby-text></text:ruby> 󠇢， <text:ruby text:style-name="Ru1"><text:ruby-base>釃</text:ruby-base><text:ruby-text>su</text:ruby-text></text:ruby> <text:ruby text:style-name="Ru1"><text:ruby-base>酒</text:ruby-base><text:ruby-text>chiú</text:ruby-text></text:ruby> <text:ruby text:style-name="Ru1"><text:ruby-base>臨</text:ruby-base><text:ruby-text>lîm</text:ruby-text></text:ruby> <text:ruby text:style-name="Ru1"><text:ruby-base>江</text:ruby-base><text:ruby-text>kang</text:ruby-text></text:ruby> ， <text:ruby text:style-name="Ru1"><text:ruby-base>橫</text:ruby-base><text:ruby-text>hêng</text:ruby-text></text:ruby> <text:ruby text:style-name="Ru1"><text:ruby-base>󠇢槊</text:ruby-base><text:ruby-text>so̍k</text:ruby-text></text:ruby> <text:ruby text:style-name="Ru1"><text:ruby-base>賦</text:ruby-base><text:ruby-text>hù</text:ruby-text></text:ruby> <text:ruby text:style-name="Ru1"><text:ruby-base>詩</text:ruby-base><text:ruby-text>si</text:ruby-text></text:ruby> ， <text:ruby text:style-name="Ru1"><text:ruby-base>固</text:ruby-base><text:ruby-text>kò͘</text:ruby-text></text:ruby> <text:ruby text:style-name="Ru1"><text:ruby-base>一</text:ruby-base><text:ruby-text>it</text:ruby-text></text:ruby> <text:ruby text:style-name="Ru1"><text:ruby-base>󠇡世</text:ruby-base><text:ruby-text>sè</text:ruby-text></text:ruby> <text:ruby text:style-name="Ru1"><text:ruby-base>之</text:ruby-base><text:ruby-text>chi</text:ruby-text></text:ruby> <text:ruby text:style-name="Ru1"><text:ruby-base>雄</text:ruby-base><text:ruby-text>hiông</text:ruby-text></text:ruby> <text:ruby text:style-name="Ru1"><text:ruby-base>也</text:ruby-base><text:ruby-text>iā</text:ruby-text></text:ruby> ， <text:ruby text:style-name="Ru1"><text:ruby-base>而</text:ruby-base><text:ruby-text>jî</text:ruby-text></text:ruby> <text:ruby text:style-name="Ru1"><text:ruby-base>今</text:ruby-base><text:ruby-text>kin</text:ruby-text></text:ruby> <text:ruby text:style-name="Ru1"><text:ruby-base>安</text:ruby-base><text:ruby-text>an</text:ruby-text></text:ruby> <text:ruby text:style-name="Ru1"><text:ruby-base>在</text:ruby-base><text:ruby-text>chāi</text:ruby-text></text:ruby> <text:ruby text:style-name="Ru1"><text:ruby-base>哉</text:ruby-base><text:ruby-text>chai</text:ruby-text></text:ruby> 󠇡？ <text:ruby text:style-name="Ru1"><text:ruby-base>況</text:ruby-base><text:ruby-text>hóng</text:ruby-text></text:ruby> <text:ruby text:style-name="Ru1"><text:ruby-base>吾</text:ruby-base><text:ruby-text>ngô͘</text:ruby-text></text:ruby> <text:ruby text:style-name="Ru1"><text:ruby-base>與</text:ruby-base><text:ruby-text>ú</text:ruby-text></text:ruby> <text:ruby text:style-name="Ru1"><text:ruby-base>子</text:ruby-base><text:ruby-text>chú</text:ruby-text></text:ruby> <text:ruby text:style-name="Ru1"><text:ruby-base>󠇡漁</text:ruby-base><text:ruby-text>gû</text:ruby-text></text:ruby> <text:ruby text:style-name="Ru1"><text:ruby-base>󠇢樵</text:ruby-base><text:ruby-text>chiâu</text:ruby-text></text:ruby> <text:soft-page-break/><text:ruby text:style-name="Ru1"><text:ruby-base>於</text:ruby-base><text:ruby-text>î</text:ruby-text></text:ruby> <text:ruby text:style-name="Ru1"><text:ruby-base>江</text:ruby-base><text:ruby-text>kang</text:ruby-text></text:ruby> <text:ruby text:style-name="Ru1"><text:ruby-base>渚</text:ruby-base><text:ruby-text>chú</text:ruby-text></text:ruby> <text:ruby text:style-name="Ru1"><text:ruby-base>之</text:ruby-base><text:ruby-text>chi</text:ruby-text></text:ruby> <text:ruby text:style-name="Ru1"><text:ruby-base>上</text:ruby-base><text:ruby-text>siōng</text:ruby-text></text:ruby> ， <text:ruby text:style-name="Ru1"><text:ruby-base>侶</text:ruby-base><text:ruby-text>lū</text:ruby-text></text:ruby> <text:ruby text:style-name="Ru1"><text:ruby-base>魚</text:ruby-base><text:ruby-text>gû</text:ruby-text></text:ruby> <text:ruby text:style-name="Ru1"><text:ruby-base>󠇢蝦</text:ruby-base><text:ruby-text>hê</text:ruby-text></text:ruby> <text:ruby text:style-name="Ru1"><text:ruby-base>而</text:ruby-base><text:ruby-text>jî</text:ruby-text></text:ruby> <text:ruby text:style-name="Ru1"><text:ruby-base>友</text:ruby-base><text:ruby-text>iú</text:ruby-text></text:ruby> <text:ruby text:style-name="Ru1"><text:ruby-base>麋</text:ruby-base><text:ruby-text>bî</text:ruby-text></text:ruby> <text:ruby text:style-name="Ru1"><text:ruby-base>鹿</text:ruby-base><text:ruby-text>lo̍k</text:ruby-text></text:ruby> ， <text:ruby text:style-name="Ru1"><text:ruby-base>駕</text:ruby-base><text:ruby-text>kà</text:ruby-text></text:ruby> <text:ruby text:style-name="Ru1"><text:ruby-base>一</text:ruby-base><text:ruby-text>it</text:ruby-text></text:ruby> <text:ruby text:style-name="Ru1"><text:ruby-base>󠇡葉</text:ruby-base><text:ruby-text>ia̍p</text:ruby-text></text:ruby> <text:ruby text:style-name="Ru1"><text:ruby-base>󠇡之</text:ruby-base><text:ruby-text>chi</text:ruby-text></text:ruby> <text:ruby text:style-name="Ru1"><text:ruby-base>扁</text:ruby-base><text:ruby-text>pián</text:ruby-text></text:ruby> <text:ruby text:style-name="Ru1"><text:ruby-base>󠇢舟</text:ruby-base><text:ruby-text>chiu</text:ruby-text></text:ruby> ， <text:ruby text:style-name="Ru1"><text:ruby-base>舉</text:ruby-base><text:ruby-text>kí</text:ruby-text></text:ruby> <text:ruby text:style-name="Ru1"><text:ruby-base>匏</text:ruby-base><text:ruby-text>pâu</text:ruby-text></text:ruby> <text:ruby text:style-name="Ru1"><text:ruby-base>樽</text:ruby-base><text:ruby-text>chun</text:ruby-text></text:ruby> <text:ruby text:style-name="Ru1"><text:ruby-base>以</text:ruby-base><text:ruby-text>í</text:ruby-text></text:ruby> <text:ruby text:style-name="Ru1"><text:ruby-base>相</text:ruby-base><text:ruby-text>siong</text:ruby-text></text:ruby> <text:ruby text:style-name="Ru1"><text:ruby-base>󠇡屬</text:ruby-base><text:ruby-text>sio̍k</text:ruby-text></text:ruby> 。 <text:ruby text:style-name="Ru1"><text:ruby-base>寄</text:ruby-base><text:ruby-text>kì</text:ruby-text></text:ruby> <text:ruby text:style-name="Ru1"><text:ruby-base>󠇡蜉</text:ruby-base><text:ruby-text>hô</text:ruby-text></text:ruby> <text:ruby text:style-name="Ru1"><text:ruby-base>蝣</text:ruby-base><text:ruby-text>iû</text:ruby-text></text:ruby> <text:ruby text:style-name="Ru1"><text:ruby-base>於</text:ruby-base><text:ruby-text>î</text:ruby-text></text:ruby> <text:ruby text:style-name="Ru1"><text:ruby-base>天</text:ruby-base><text:ruby-text>thian</text:ruby-text></text:ruby> <text:ruby text:style-name="Ru1"><text:ruby-base>󠇡地</text:ruby-base><text:ruby-text>tē</text:ruby-text></text:ruby> ， <text:ruby text:style-name="Ru1"><text:ruby-base>渺</text:ruby-base><text:ruby-text>biáu</text:ruby-text></text:ruby> <text:ruby text:style-name="Ru1"><text:ruby-base>滄</text:ruby-base><text:ruby-text>chhong</text:ruby-text></text:ruby> <text:ruby text:style-name="Ru1"><text:ruby-base>海</text:ruby-base><text:ruby-text>hái</text:ruby-text></text:ruby> <text:ruby text:style-name="Ru1"><text:ruby-base>之</text:ruby-base><text:ruby-text>chi</text:ruby-text></text:ruby> <text:ruby text:style-name="Ru1"><text:ruby-base>一</text:ruby-base><text:ruby-text>it</text:ruby-text></text:ruby> <text:ruby text:style-name="Ru1"><text:ruby-base>󠇡粟</text:ruby-base><text:ruby-text>siok</text:ruby-text></text:ruby> 󠇡。 <text:ruby text:style-name="Ru1"><text:ruby-base>哀</text:ruby-base><text:ruby-text>ai</text:ruby-text></text:ruby> <text:ruby text:style-name="Ru1"><text:ruby-base>吾</text:ruby-base><text:ruby-text>ngô͘</text:ruby-text></text:ruby> <text:ruby text:style-name="Ru1"><text:ruby-base>生</text:ruby-base><text:ruby-text>seng</text:ruby-text></text:ruby> <text:ruby text:style-name="Ru1"><text:ruby-base>之</text:ruby-base><text:ruby-text>chi</text:ruby-text></text:ruby> <text:ruby text:style-name="Ru1"><text:ruby-base>須</text:ruby-base><text:ruby-text>si</text:ruby-text></text:ruby> <text:ruby text:style-name="Ru1"><text:ruby-base>臾</text:ruby-base><text:ruby-text>jî</text:ruby-text></text:ruby> ， <text:ruby text:style-name="Ru1"><text:ruby-base>羨</text:ruby-base><text:ruby-text>siān</text:ruby-text></text:ruby> <text:ruby text:style-name="Ru1"><text:ruby-base>長</text:ruby-base><text:ruby-text>tiông</text:ruby-text></text:ruby> 󠇣<text:ruby text:style-name="Ru1"><text:ruby-base>江</text:ruby-base><text:ruby-text>kang</text:ruby-text></text:ruby> <text:ruby text:style-name="Ru1"><text:ruby-base>之</text:ruby-base><text:ruby-text>chi</text:ruby-text></text:ruby> <text:ruby text:style-name="Ru1"><text:ruby-base>無</text:ruby-base><text:ruby-text>bû</text:ruby-text></text:ruby> <text:ruby text:style-name="Ru1"><text:ruby-base>󠇡窮</text:ruby-base><text:ruby-text>kiông</text:ruby-text></text:ruby> 󠇢。 <text:ruby text:style-name="Ru1"><text:ruby-base>挾</text:ruby-base><text:ruby-text>gia̍p</text:ruby-text></text:ruby> <text:ruby text:style-name="Ru1"><text:ruby-base>飛</text:ruby-base><text:ruby-text>hui</text:ruby-text></text:ruby> <text:ruby text:style-name="Ru1"><text:ruby-base>󠇡仙</text:ruby-base><text:ruby-text>sian</text:ruby-text></text:ruby> <text:ruby text:style-name="Ru1"><text:ruby-base>以</text:ruby-base><text:ruby-text>í</text:ruby-text></text:ruby> <text:ruby text:style-name="Ru1"><text:ruby-base>遨</text:ruby-base><text:ruby-text>gô</text:ruby-text></text:ruby> <text:ruby text:style-name="Ru1"><text:ruby-base>󠇡遊</text:ruby-base><text:ruby-text>iû</text:ruby-text></text:ruby> ， <text:ruby text:style-name="Ru1"><text:ruby-base>抱</text:ruby-base><text:ruby-text>phāu</text:ruby-text></text:ruby> <text:ruby text:style-name="Ru1"><text:ruby-base>󠇢明</text:ruby-base><text:ruby-text>bêng</text:ruby-text></text:ruby> <text:ruby text:style-name="Ru1"><text:ruby-base>月</text:ruby-base><text:ruby-text>goa̍t</text:ruby-text></text:ruby> <text:ruby text:style-name="Ru1"><text:ruby-base>󠇢而</text:ruby-base><text:ruby-text>jî</text:ruby-text></text:ruby> <text:ruby text:style-name="Ru1"><text:ruby-base>長</text:ruby-base><text:ruby-text>tiông</text:ruby-text></text:ruby> <text:ruby text:style-name="Ru1"><text:ruby-base>󠇣終</text:ruby-base><text:ruby-text>chiong</text:ruby-text></text:ruby> 。 <text:ruby text:style-name="Ru1"><text:ruby-base>知</text:ruby-base><text:ruby-text>ti</text:ruby-text></text:ruby> <text:ruby text:style-name="Ru1"><text:ruby-base>󠇡不</text:ruby-base><text:ruby-text>put</text:ruby-text></text:ruby> <text:ruby text:style-name="Ru1"><text:ruby-base>可</text:ruby-base><text:ruby-text>khó</text:ruby-text></text:ruby> <text:ruby text:style-name="Ru1"><text:ruby-base>乎</text:ruby-base><text:ruby-text>hō͘</text:ruby-text></text:ruby> <text:ruby text:style-name="Ru1"><text:ruby-base>驟</text:ruby-base><text:ruby-text>chō͘</text:ruby-text></text:ruby> <text:soft-page-break/><text:ruby text:style-name="Ru1"><text:ruby-base>得</text:ruby-base><text:ruby-text>tek</text:ruby-text></text:ruby> 󠇡， <text:ruby text:style-name="Ru1"><text:ruby-base>託</text:ruby-base><text:ruby-text>thok</text:ruby-text></text:ruby> <text:ruby text:style-name="Ru1"><text:ruby-base>遺</text:ruby-base><text:ruby-text>ûi</text:ruby-text></text:ruby> <text:ruby text:style-name="Ru1"><text:ruby-base>響</text:ruby-base><text:ruby-text>hiòng</text:ruby-text></text:ruby> <text:ruby text:style-name="Ru1"><text:ruby-base>於</text:ruby-base><text:ruby-text>î</text:ruby-text></text:ruby> <text:ruby text:style-name="Ru1"><text:ruby-base>悲</text:ruby-base><text:ruby-text>pi</text:ruby-text></text:ruby> <text:ruby text:style-name="Ru1"><text:ruby-base>風</text:ruby-base><text:ruby-text>hong</text:ruby-text></text:ruby> 。 」 </text:p>
      <text:p text:style-name="P1"><text:ruby text:style-name="Ru1"><text:ruby-base>蘇</text:ruby-base><text:ruby-text>so͘</text:ruby-text></text:ruby> <text:ruby text:style-name="Ru1"><text:ruby-base>子</text:ruby-base><text:ruby-text>chú</text:ruby-text></text:ruby> <text:ruby text:style-name="Ru1"><text:ruby-base>󠇡曰</text:ruby-base><text:ruby-text>oa̍t</text:ruby-text></text:ruby> ： 「 <text:ruby text:style-name="Ru1"><text:ruby-base>客</text:ruby-base><text:ruby-text>khek</text:ruby-text></text:ruby> <text:ruby text:style-name="Ru1"><text:ruby-base>󠇡亦</text:ruby-base><text:ruby-text>e̍k</text:ruby-text></text:ruby> <text:ruby text:style-name="Ru1"><text:ruby-base>知</text:ruby-base><text:ruby-text>ti</text:ruby-text></text:ruby> <text:ruby text:style-name="Ru1"><text:ruby-base>󠇡夫</text:ruby-base><text:ruby-text>hu</text:ruby-text></text:ruby> <text:ruby text:style-name="Ru1"><text:ruby-base>水</text:ruby-base><text:ruby-text>súi</text:ruby-text></text:ruby> <text:ruby text:style-name="Ru1"><text:ruby-base>󠇡與</text:ruby-base><text:ruby-text>ú</text:ruby-text></text:ruby> <text:ruby text:style-name="Ru1"><text:ruby-base>月</text:ruby-base><text:ruby-text>goa̍t</text:ruby-text></text:ruby> <text:ruby text:style-name="Ru1"><text:ruby-base>󠇢乎</text:ruby-base><text:ruby-text>hō͘</text:ruby-text></text:ruby> ？ <text:ruby text:style-name="Ru1"><text:ruby-base>逝</text:ruby-base><text:ruby-text>sē</text:ruby-text></text:ruby> <text:ruby text:style-name="Ru1"><text:ruby-base>󠇡者</text:ruby-base><text:ruby-text>chiá</text:ruby-text></text:ruby> <text:ruby text:style-name="Ru1"><text:ruby-base>如</text:ruby-base><text:ruby-text>jû</text:ruby-text></text:ruby> <text:ruby text:style-name="Ru1"><text:ruby-base>斯</text:ruby-base><text:ruby-text>su</text:ruby-text></text:ruby> ， <text:ruby text:style-name="Ru1"><text:ruby-base>而</text:ruby-base><text:ruby-text>jî</text:ruby-text></text:ruby> <text:ruby text:style-name="Ru1"><text:ruby-base>未</text:ruby-base><text:ruby-text>bī</text:ruby-text></text:ruby> <text:ruby text:style-name="Ru1"><text:ruby-base>󠇡嘗</text:ruby-base><text:ruby-text>siông</text:ruby-text></text:ruby> <text:ruby text:style-name="Ru1"><text:ruby-base>往</text:ruby-base><text:ruby-text>óng</text:ruby-text></text:ruby> <text:ruby text:style-name="Ru1"><text:ruby-base>也</text:ruby-base><text:ruby-text>iā</text:ruby-text></text:ruby> ； <text:ruby text:style-name="Ru1"><text:ruby-base>盈</text:ruby-base><text:ruby-text>êng</text:ruby-text></text:ruby> <text:ruby text:style-name="Ru1"><text:ruby-base>虛</text:ruby-base><text:ruby-text>hu</text:ruby-text></text:ruby> <text:ruby text:style-name="Ru1"><text:ruby-base>󠇡者</text:ruby-base><text:ruby-text>chiá</text:ruby-text></text:ruby> <text:ruby text:style-name="Ru1"><text:ruby-base>如</text:ruby-base><text:ruby-text>jû</text:ruby-text></text:ruby> <text:ruby text:style-name="Ru1"><text:ruby-base>彼</text:ruby-base><text:ruby-text>pí</text:ruby-text></text:ruby> 󠇢， <text:ruby text:style-name="Ru1"><text:ruby-base>而</text:ruby-base><text:ruby-text>jî</text:ruby-text></text:ruby> <text:ruby text:style-name="Ru1"><text:ruby-base>卒</text:ruby-base><text:ruby-text>chut</text:ruby-text></text:ruby> <text:ruby text:style-name="Ru1"><text:ruby-base>莫</text:ruby-base><text:ruby-text>bo̍k</text:ruby-text></text:ruby> <text:ruby text:style-name="Ru1"><text:ruby-base>󠇡消</text:ruby-base><text:ruby-text>siau</text:ruby-text></text:ruby> <text:ruby text:style-name="Ru1"><text:ruby-base>長</text:ruby-base><text:ruby-text>tióng</text:ruby-text></text:ruby> <text:ruby text:style-name="Ru1"><text:ruby-base>󠇢也</text:ruby-base><text:ruby-text>iā</text:ruby-text></text:ruby> 。 <text:ruby text:style-name="Ru1"><text:ruby-base>蓋</text:ruby-base><text:ruby-text>kài</text:ruby-text></text:ruby> <text:ruby text:style-name="Ru1"><text:ruby-base>將</text:ruby-base><text:ruby-text>chiong</text:ruby-text></text:ruby> <text:ruby text:style-name="Ru1"><text:ruby-base>自</text:ruby-base><text:ruby-text>chū</text:ruby-text></text:ruby> <text:ruby text:style-name="Ru1"><text:ruby-base>其</text:ruby-base><text:ruby-text>kî</text:ruby-text></text:ruby> <text:ruby text:style-name="Ru1"><text:ruby-base>變</text:ruby-base><text:ruby-text>piàn</text:ruby-text></text:ruby> <text:ruby text:style-name="Ru1"><text:ruby-base>者</text:ruby-base><text:ruby-text>chiá</text:ruby-text></text:ruby> <text:ruby text:style-name="Ru1"><text:ruby-base>而</text:ruby-base><text:ruby-text>jî</text:ruby-text></text:ruby> <text:ruby text:style-name="Ru1"><text:ruby-base>觀</text:ruby-base><text:ruby-text>koan</text:ruby-text></text:ruby> <text:ruby text:style-name="Ru1"><text:ruby-base>之</text:ruby-base><text:ruby-text>chi</text:ruby-text></text:ruby> ， <text:ruby text:style-name="Ru1"><text:ruby-base>則</text:ruby-base><text:ruby-text>chek</text:ruby-text></text:ruby> <text:ruby text:style-name="Ru1"><text:ruby-base>天</text:ruby-base><text:ruby-text>thian</text:ruby-text></text:ruby> <text:ruby text:style-name="Ru1"><text:ruby-base>󠇡地</text:ruby-base><text:ruby-text>tē</text:ruby-text></text:ruby> <text:ruby text:style-name="Ru1"><text:ruby-base>曾</text:ruby-base><text:ruby-text>cheng</text:ruby-text></text:ruby> <text:ruby text:style-name="Ru1"><text:ruby-base>󠇢不</text:ruby-base><text:ruby-text>put</text:ruby-text></text:ruby> <text:ruby text:style-name="Ru1"><text:ruby-base>能</text:ruby-base><text:ruby-text>lêng</text:ruby-text></text:ruby> <text:ruby text:style-name="Ru1"><text:ruby-base>以</text:ruby-base><text:ruby-text>í</text:ruby-text></text:ruby> <text:ruby text:style-name="Ru1"><text:ruby-base>一</text:ruby-base><text:ruby-text>it</text:ruby-text></text:ruby> <text:ruby text:style-name="Ru1"><text:ruby-base>󠇡瞬</text:ruby-base><text:ruby-text>sùn</text:ruby-text></text:ruby> ； <text:ruby text:style-name="Ru1"><text:ruby-base>自</text:ruby-base><text:ruby-text>chū</text:ruby-text></text:ruby> <text:ruby text:style-name="Ru1"><text:ruby-base>其</text:ruby-base><text:ruby-text>kî</text:ruby-text></text:ruby> <text:ruby text:style-name="Ru1"><text:ruby-base>不</text:ruby-base><text:ruby-text>put</text:ruby-text></text:ruby> <text:ruby text:style-name="Ru1"><text:ruby-base>變</text:ruby-base><text:ruby-text>piàn</text:ruby-text></text:ruby> <text:soft-page-break/><text:ruby text:style-name="Ru1"><text:ruby-base>者</text:ruby-base><text:ruby-text>chiá</text:ruby-text></text:ruby> <text:ruby text:style-name="Ru1"><text:ruby-base>而</text:ruby-base><text:ruby-text>jî</text:ruby-text></text:ruby> <text:ruby text:style-name="Ru1"><text:ruby-base>觀</text:ruby-base><text:ruby-text>koan</text:ruby-text></text:ruby> <text:ruby text:style-name="Ru1"><text:ruby-base>之</text:ruby-base><text:ruby-text>chi</text:ruby-text></text:ruby> ， <text:ruby text:style-name="Ru1"><text:ruby-base>則</text:ruby-base><text:ruby-text>chek</text:ruby-text></text:ruby> <text:ruby text:style-name="Ru1"><text:ruby-base>物</text:ruby-base><text:ruby-text>bu̍t</text:ruby-text></text:ruby> <text:ruby text:style-name="Ru1"><text:ruby-base>󠇢與</text:ruby-base><text:ruby-text>ú</text:ruby-text></text:ruby> <text:ruby text:style-name="Ru1"><text:ruby-base>我</text:ruby-base><text:ruby-text>ngó͘</text:ruby-text></text:ruby> <text:ruby text:style-name="Ru1"><text:ruby-base>󠇡皆</text:ruby-base><text:ruby-text>kai</text:ruby-text></text:ruby> <text:ruby text:style-name="Ru1"><text:ruby-base>無</text:ruby-base><text:ruby-text>bû</text:ruby-text></text:ruby> <text:ruby text:style-name="Ru1"><text:ruby-base>󠇡盡</text:ruby-base><text:ruby-text>chīn</text:ruby-text></text:ruby> <text:ruby text:style-name="Ru1"><text:ruby-base>也</text:ruby-base><text:ruby-text>iā</text:ruby-text></text:ruby> ， <text:ruby text:style-name="Ru1"><text:ruby-base>而</text:ruby-base><text:ruby-text>jî</text:ruby-text></text:ruby> <text:ruby text:style-name="Ru1"><text:ruby-base>又</text:ruby-base><text:ruby-text>iū</text:ruby-text></text:ruby> <text:ruby text:style-name="Ru1"><text:ruby-base>何</text:ruby-base><text:ruby-text>hô</text:ruby-text></text:ruby> <text:ruby text:style-name="Ru1"><text:ruby-base>羨</text:ruby-base><text:ruby-text>siān</text:ruby-text></text:ruby> <text:ruby text:style-name="Ru1"><text:ruby-base>乎</text:ruby-base><text:ruby-text>hō͘</text:ruby-text></text:ruby> ！ <text:ruby text:style-name="Ru1"><text:ruby-base>且</text:ruby-base><text:ruby-text>chhiáⁿ</text:ruby-text></text:ruby> <text:ruby text:style-name="Ru1"><text:ruby-base>夫</text:ruby-base><text:ruby-text>hu</text:ruby-text></text:ruby> <text:ruby text:style-name="Ru1"><text:ruby-base>天</text:ruby-base><text:ruby-text>thian</text:ruby-text></text:ruby> <text:ruby text:style-name="Ru1"><text:ruby-base>󠇡地</text:ruby-base><text:ruby-text>tē</text:ruby-text></text:ruby> <text:ruby text:style-name="Ru1"><text:ruby-base>之</text:ruby-base><text:ruby-text>chi</text:ruby-text></text:ruby> <text:ruby text:style-name="Ru1"><text:ruby-base>間</text:ruby-base><text:ruby-text>kan</text:ruby-text></text:ruby> 󠇡， <text:ruby text:style-name="Ru1"><text:ruby-base>物</text:ruby-base><text:ruby-text>bu̍t</text:ruby-text></text:ruby> <text:ruby text:style-name="Ru1"><text:ruby-base>󠇢各</text:ruby-base><text:ruby-text>kok</text:ruby-text></text:ruby> <text:ruby text:style-name="Ru1"><text:ruby-base>有</text:ruby-base><text:ruby-text>iú</text:ruby-text></text:ruby> <text:ruby text:style-name="Ru1"><text:ruby-base>󠇡主</text:ruby-base><text:ruby-text>chú</text:ruby-text></text:ruby> ， <text:ruby text:style-name="Ru1"><text:ruby-base>苟</text:ruby-base><text:ruby-text>kó͘</text:ruby-text></text:ruby> <text:ruby text:style-name="Ru1"><text:ruby-base>非</text:ruby-base><text:ruby-text>hui</text:ruby-text></text:ruby> <text:ruby text:style-name="Ru1"><text:ruby-base>吾</text:ruby-base><text:ruby-text>ngô͘</text:ruby-text></text:ruby> <text:ruby text:style-name="Ru1"><text:ruby-base>之</text:ruby-base><text:ruby-text>chi</text:ruby-text></text:ruby> <text:ruby text:style-name="Ru1"><text:ruby-base>所</text:ruby-base><text:ruby-text>só͘</text:ruby-text></text:ruby> <text:ruby text:style-name="Ru1"><text:ruby-base>有</text:ruby-base><text:ruby-text>iú</text:ruby-text></text:ruby> 󠇡， <text:ruby text:style-name="Ru1"><text:ruby-base>雖</text:ruby-base><text:ruby-text>sui</text:ruby-text></text:ruby> <text:ruby text:style-name="Ru1"><text:ruby-base>一</text:ruby-base><text:ruby-text>it</text:ruby-text></text:ruby> <text:ruby text:style-name="Ru1"><text:ruby-base>󠇡毫</text:ruby-base><text:ruby-text>hô</text:ruby-text></text:ruby> <text:ruby text:style-name="Ru1"><text:ruby-base>而</text:ruby-base><text:ruby-text>jî</text:ruby-text></text:ruby> <text:ruby text:style-name="Ru1"><text:ruby-base>莫</text:ruby-base><text:ruby-text>bo̍k</text:ruby-text></text:ruby> <text:ruby text:style-name="Ru1"><text:ruby-base>󠇡取</text:ruby-base><text:ruby-text>chhú</text:ruby-text></text:ruby> 。 <text:ruby text:style-name="Ru1"><text:ruby-base>惟</text:ruby-base><text:ruby-text>î</text:ruby-text></text:ruby> <text:ruby text:style-name="Ru1"><text:ruby-base>江</text:ruby-base><text:ruby-text>kang</text:ruby-text></text:ruby> <text:ruby text:style-name="Ru1"><text:ruby-base>上</text:ruby-base><text:ruby-text>siōng</text:ruby-text></text:ruby> <text:ruby text:style-name="Ru1"><text:ruby-base>之</text:ruby-base><text:ruby-text>chi</text:ruby-text></text:ruby> <text:ruby text:style-name="Ru1"><text:ruby-base>清</text:ruby-base><text:ruby-text>chheng</text:ruby-text></text:ruby> <text:ruby text:style-name="Ru1"><text:ruby-base>風</text:ruby-base><text:ruby-text>hong</text:ruby-text></text:ruby> ， <text:ruby text:style-name="Ru1"><text:ruby-base>與</text:ruby-base><text:ruby-text>ú</text:ruby-text></text:ruby> <text:ruby text:style-name="Ru1"><text:ruby-base>山</text:ruby-base><text:ruby-text>san</text:ruby-text></text:ruby> <text:ruby text:style-name="Ru1"><text:ruby-base>󠇡間</text:ruby-base><text:ruby-text>kan</text:ruby-text></text:ruby> <text:ruby text:style-name="Ru1"><text:ruby-base>󠇡之</text:ruby-base><text:ruby-text>chi</text:ruby-text></text:ruby> <text:ruby text:style-name="Ru1"><text:ruby-base>明</text:ruby-base><text:ruby-text>bêng</text:ruby-text></text:ruby> <text:ruby text:style-name="Ru1"><text:ruby-base>月</text:ruby-base><text:ruby-text>goa̍t</text:ruby-text></text:ruby> 󠇢， <text:ruby text:style-name="Ru1"><text:ruby-base>耳</text:ruby-base><text:ruby-text>ní</text:ruby-text></text:ruby> <text:ruby text:style-name="Ru1"><text:ruby-base>󠇢得</text:ruby-base><text:ruby-text>tek</text:ruby-text></text:ruby> <text:ruby text:style-name="Ru1"><text:ruby-base>󠇡之</text:ruby-base><text:ruby-text>chi</text:ruby-text></text:ruby> <text:ruby text:style-name="Ru1"><text:ruby-base>而</text:ruby-base><text:ruby-text>jî</text:ruby-text></text:ruby> <text:ruby text:style-name="Ru1"><text:ruby-base>爲</text:ruby-base><text:ruby-text>ūi</text:ruby-text></text:ruby> <text:ruby text:style-name="Ru1"><text:ruby-base>聲</text:ruby-base><text:ruby-text>seng</text:ruby-text></text:ruby> 󠇡， <text:ruby text:style-name="Ru1"><text:ruby-base>目</text:ruby-base><text:ruby-text>bo̍k</text:ruby-text></text:ruby> <text:ruby text:style-name="Ru1"><text:ruby-base>󠇡遇</text:ruby-base><text:ruby-text>gū</text:ruby-text></text:ruby> <text:ruby text:style-name="Ru1"><text:ruby-base>之</text:ruby-base><text:ruby-text>chi</text:ruby-text></text:ruby> <text:ruby text:style-name="Ru1"><text:ruby-base>而</text:ruby-base><text:ruby-text>jî</text:ruby-text></text:ruby> <text:ruby text:style-name="Ru1"><text:ruby-base>成</text:ruby-base><text:ruby-text>sêng</text:ruby-text></text:ruby> <text:ruby text:style-name="Ru1"><text:ruby-base>色</text:ruby-base><text:ruby-text>sek</text:ruby-text></text:ruby> ， <text:ruby text:style-name="Ru1"><text:ruby-base>取</text:ruby-base><text:ruby-text>chhú</text:ruby-text></text:ruby> <text:soft-page-break/><text:ruby text:style-name="Ru1"><text:ruby-base>之</text:ruby-base><text:ruby-text>chi</text:ruby-text></text:ruby> <text:ruby text:style-name="Ru1"><text:ruby-base>無</text:ruby-base><text:ruby-text>jî</text:ruby-text></text:ruby> <text:ruby text:style-name="Ru1"><text:ruby-base>󠇡禁</text:ruby-base><text:ruby-text>kìm</text:ruby-text></text:ruby> ， <text:ruby text:style-name="Ru1"><text:ruby-base>用</text:ruby-base><text:ruby-text>iōng</text:ruby-text></text:ruby> <text:ruby text:style-name="Ru1"><text:ruby-base>之</text:ruby-base><text:ruby-text>chi</text:ruby-text></text:ruby> <text:ruby text:style-name="Ru1"><text:ruby-base>不</text:ruby-base><text:ruby-text>put</text:ruby-text></text:ruby> <text:ruby text:style-name="Ru1"><text:ruby-base>竭</text:ruby-base><text:ruby-text>kia̍t</text:ruby-text></text:ruby> 。 <text:ruby text:style-name="Ru1"><text:ruby-base>是</text:ruby-base><text:ruby-text text:style-name="Rubies">sī</text:ruby-text></text:ruby> <text:ruby text:style-name="Ru1"><text:ruby-base>造</text:ruby-base><text:ruby-text text:style-name="Rubies">chō</text:ruby-text></text:ruby> <text:ruby text:style-name="Ru1"><text:ruby-base>物</text:ruby-base><text:ruby-text text:style-name="Rubies">bu̍t</text:ruby-text></text:ruby> <text:ruby text:style-name="Ru1"><text:ruby-base>󠇢者</text:ruby-base><text:ruby-text text:style-name="Rubies">chiá</text:ruby-text></text:ruby> <text:ruby text:style-name="Ru1"><text:ruby-base>之</text:ruby-base><text:ruby-text text:style-name="Rubies">chi</text:ruby-text></text:ruby> <text:ruby text:style-name="Ru1"><text:ruby-base>無</text:ruby-base><text:ruby-text text:style-name="Rubies">bû</text:ruby-text></text:ruby> <text:ruby text:style-name="Ru1"><text:ruby-base>󠇡盡</text:ruby-base><text:ruby-text text:style-name="Rubies">chīn</text:ruby-text></text:ruby> <text:ruby text:style-name="Ru1"><text:ruby-base>藏</text:ruby-base><text:ruby-text text:style-name="Rubies">chông</text:ruby-text></text:ruby> <text:ruby text:style-name="Ru1"><text:ruby-base>󠇡也</text:ruby-base><text:ruby-text text:style-name="Rubies">iā</text:ruby-text></text:ruby> ， <text:ruby text:style-name="Ru1"><text:ruby-base>而</text:ruby-base><text:ruby-text text:style-name="Rubies">jî</text:ruby-text></text:ruby> <text:ruby text:style-name="Ru1"><text:ruby-base>吾</text:ruby-base><text:ruby-text text:style-name="Rubies">ngô͘</text:ruby-text></text:ruby> <text:ruby text:style-name="Ru1"><text:ruby-base>與</text:ruby-base><text:ruby-text text:style-name="Rubies">ú</text:ruby-text></text:ruby> <text:ruby text:style-name="Ru1"><text:ruby-base>子</text:ruby-base><text:ruby-text text:style-name="Rubies">chú</text:ruby-text></text:ruby> <text:ruby text:style-name="Ru1"><text:ruby-base>󠇡之</text:ruby-base><text:ruby-text text:style-name="Rubies">chi</text:ruby-text></text:ruby> <text:ruby text:style-name="Ru1"><text:ruby-base>所</text:ruby-base><text:ruby-text text:style-name="Rubies">só͘</text:ruby-text></text:ruby> <text:ruby text:style-name="Ru1"><text:ruby-base>共</text:ruby-base><text:ruby-text text:style-name="Rubies">kiōng</text:ruby-text></text:ruby> <text:ruby text:style-name="Ru1"><text:ruby-base>󠇢適</text:ruby-base><text:ruby-text text:style-name="Rubies">sek</text:ruby-text></text:ruby> 。 」</text:p>
      <text:p text:style-name="P1"><text:ruby text:style-name="Ru1"><text:ruby-base>客</text:ruby-base><text:ruby-text>khek</text:ruby-text></text:ruby> <text:ruby text:style-name="Ru1"><text:ruby-base>󠇡喜</text:ruby-base><text:ruby-text>hí</text:ruby-text></text:ruby> <text:ruby text:style-name="Ru1"><text:ruby-base>而</text:ruby-base><text:ruby-text>jî</text:ruby-text></text:ruby> <text:ruby text:style-name="Ru1"><text:ruby-base>笑</text:ruby-base><text:ruby-text>siàu</text:ruby-text></text:ruby> 󠇡， <text:ruby text:style-name="Ru1"><text:ruby-base>洗</text:ruby-base><text:ruby-text>sé</text:ruby-text></text:ruby> <text:ruby text:style-name="Ru1"><text:ruby-base>盞</text:ruby-base><text:ruby-text>chán</text:ruby-text></text:ruby> <text:ruby text:style-name="Ru1"><text:ruby-base>󠇡更</text:ruby-base><text:ruby-text>keng</text:ruby-text></text:ruby> <text:ruby text:style-name="Ru1"><text:ruby-base>󠇡酌</text:ruby-base><text:ruby-text>chiok</text:ruby-text></text:ruby> 。 <text:ruby text:style-name="Ru1"><text:ruby-base>餚</text:ruby-base><text:ruby-text>gâuⁿ</text:ruby-text></text:ruby> <text:ruby text:style-name="Ru1"><text:ruby-base>核</text:ruby-base><text:ruby-text>he̍k</text:ruby-text></text:ruby> <text:ruby text:style-name="Ru1"><text:ruby-base>既</text:ruby-base><text:ruby-text>kì</text:ruby-text></text:ruby> <text:ruby text:style-name="Ru1"><text:ruby-base>盡</text:ruby-base><text:ruby-text>chīn</text:ruby-text></text:ruby> ， <text:ruby text:style-name="Ru1"><text:ruby-base>杯</text:ruby-base><text:ruby-text>poe</text:ruby-text></text:ruby> <text:ruby text:style-name="Ru1"><text:ruby-base>盤</text:ruby-base><text:ruby-text>phoân</text:ruby-text></text:ruby> <text:ruby text:style-name="Ru1"><text:ruby-base>󠇡狼</text:ruby-base><text:ruby-text>lông</text:ruby-text></text:ruby> <text:ruby text:style-name="Ru1"><text:ruby-base>籍</text:ruby-base><text:ruby-text>che̍k</text:ruby-text></text:ruby> 。 <text:ruby text:style-name="Ru1"><text:ruby-base>相</text:ruby-base><text:ruby-text>siong</text:ruby-text></text:ruby> <text:ruby text:style-name="Ru1"><text:ruby-base>󠇡與</text:ruby-base><text:ruby-text>ú</text:ruby-text></text:ruby> <text:ruby text:style-name="Ru1"><text:ruby-base>枕</text:ruby-base><text:ruby-text>chím</text:ruby-text></text:ruby> <text:ruby text:style-name="Ru1"><text:ruby-base>藉</text:ruby-base><text:ruby-text>chek</text:ruby-text></text:ruby> <text:ruby text:style-name="Ru1"><text:ruby-base>乎</text:ruby-base><text:ruby-text>hō͘</text:ruby-text></text:ruby> <text:ruby text:style-name="Ru1"><text:ruby-base>舟</text:ruby-base><text:ruby-text>chiu</text:ruby-text></text:ruby> <text:ruby text:style-name="Ru1"><text:ruby-base>中</text:ruby-base><text:ruby-text>tiong</text:ruby-text></text:ruby> ， <text:ruby text:style-name="Ru1"><text:ruby-base>不</text:ruby-base><text:ruby-text>put</text:ruby-text></text:ruby> <text:ruby text:style-name="Ru1"><text:ruby-base>知</text:ruby-base><text:ruby-text>ti</text:ruby-text></text:ruby> <text:ruby text:style-name="Ru1"><text:ruby-base>󠇡東</text:ruby-base><text:ruby-text>tong</text:ruby-text></text:ruby> <text:ruby text:style-name="Ru1"><text:ruby-base>󠇡方</text:ruby-base><text:ruby-text>hong</text:ruby-text></text:ruby> <text:ruby text:style-name="Ru1"><text:ruby-base>之</text:ruby-base><text:ruby-text>chi</text:ruby-text></text:ruby> <text:ruby text:style-name="Ru1"><text:ruby-base>既</text:ruby-base><text:ruby-text>kì</text:ruby-text></text:ruby> <text:ruby text:style-name="Ru1"><text:ruby-base>白</text:ruby-base><text:ruby-text>pe̍k</text:ruby-text></text:ruby> 󠇡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fo:letter-spacing="normal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.3cm" style:contextual-spacing="false" fo:line-height="115%" fo:keep-together="auto" fo:orphans="0" fo:widows="0" style:register-true="false" style:page-number="auto" style:text-autospace="none" style:punctuation-wrap="hanging" style:line-break="strict" style:snap-to-layout-grid="false"/>
      <style:text-properties fo:font-size="40pt" fo:letter-spacing="normal" style:letter-kerning="false" style:font-name-asian="魏碑-繁" style:font-family-asian="魏碑-繁" style:font-style-name-asian="標準" style:font-pitch-asian="variable" style:font-size-asian="4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 style:register-true="false"/>
      <style:text-properties fo:font-size="48pt" fo:letter-spacing="normal" fo:font-weight="normal" style:font-name-asian="魏碑-繁1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18pt" style:text-underline-style="none" style:font-name-asian="圓體-繁" style:font-family-asian="圓體-繁" style:font-style-name-asian="標準" style:font-pitch-asian="variable" style:font-size-asian="18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.801cm" fo:margin-left="1.1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19H6M34S</meta:editing-duration>
    <meta:editing-cycles>155</meta:editing-cycles>
    <meta:generator>LibreOffice/7.2.5.2$MacOSX_X86_64 LibreOffice_project/499f9727c189e6ef3471021d6132d4c694f357e5</meta:generator>
    <dc:title>出師表</dc:title>
    <dc:date>2022-04-01T22:17:52.628366193</dc:date>
    <meta:document-statistic meta:table-count="0" meta:image-count="0" meta:object-count="0" meta:page-count="9" meta:paragraph-count="6" meta:word-count="786" meta:character-count="1437" meta:non-whitespace-character-count="786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